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40000027E6E7C8196.png" manifest:media-type="image/png"/>
  <manifest:file-entry manifest:full-path="Pictures/1000000000000262000001DE2806CB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àfics1" text:anchor-type="paragraph" svg:width="16.616cm" svg:height="16.88cm" draw:z-index="0"><draw:image xlink:href="Pictures/10000000000002740000027E6E7C8196.png" xlink:type="simple" xlink:show="embed" xlink:actuate="onLoad"/></draw:frame></text:p>
      <text:p text:style-name="Standard"/>
      <text:p text:style-name="Standard"/>
      <text:p text:style-name="Standard"><draw:frame draw:style-name="fr2" draw:name="gràfics2" text:anchor-type="paragraph" svg:width="16.14cm" svg:height="12.647cm" draw:z-index="1"><draw:image xlink:href="Pictures/1000000000000262000001DE2806CBB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8:32:09</meta:creation-date>
    <dc:date>2015-10-22T18:35:43</dc:date>
    <meta:editing-duration>P0D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3.5$Linux_x86 LibreOffice_project/350m1$Build-2</meta:generator>
  </office:meta>
</office:document-meta>
</file>